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A70000010066E321193A33C5F64.svm" manifest:media-type=""/>
  <manifest:file-entry manifest:full-path="Pictures/1000000000000551000002A5ECC076E27739F3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06b" officeooo:paragraph-rsid="001f20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3</text:p>
      <text:p text:style-name="P1"/>
      <text:p text:style-name="P1"><draw:frame draw:style-name="fr1" draw:name="Figura1" text:anchor-type="paragraph" svg:width="17cm" svg:height="2.686cm" draw:z-index="0"><draw:image xlink:href="Pictures/2000000900005A70000010066E321193A33C5F64.svm" xlink:type="simple" xlink:show="embed" xlink:actuate="onLoad"/></draw:frame></text:p>
      <text:p text:style-name="P1"/>
      <text:p text:style-name="P1"><draw:frame draw:style-name="fr1" draw:name="Figura2" text:anchor-type="paragraph" svg:width="17cm" svg:height="8.456cm" draw:z-index="1"><draw:image xlink:href="Pictures/1000000000000551000002A5ECC076E27739F3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4:59.238000000</meta:creation-date>
    <dc:date>2018-03-02T14:24:39.289000000</dc:date>
    <meta:editing-duration>PT7M17S</meta:editing-duration>
    <meta:editing-cycles>4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